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578F7288B562AECD.png" manifest:media-type="image/png"/>
  <manifest:file-entry manifest:full-path="Pictures/1000020100000280000001E04B0D6729E5D07684.png" manifest:media-type="image/png"/>
  <manifest:file-entry manifest:full-path="Pictures/1000020100000280000001E0497DD3B2F0770DEF.png" manifest:media-type="image/png"/>
  <manifest:file-entry manifest:full-path="Pictures/1000020100000280000001E03F291CBEDA5AEED7.png" manifest:media-type="image/png"/>
  <manifest:file-entry manifest:full-path="Pictures/1000020100000280000001E00E9D4F6CD37A831C.png" manifest:media-type="image/png"/>
  <manifest:file-entry manifest:full-path="Pictures/1000020100000280000001E0B38C7BD5DBB401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949cm" svg:y="-2cm" svg:width="28.002cm" svg:height="21.001cm" draw:z-index="0"><draw:image xlink:href="Pictures/1000020100000280000001E0B38C7BD5DBB4012E.png" xlink:type="simple" xlink:show="embed" xlink:actuate="onLoad" loext:mime-type="image/png"/></draw:frame></text:p>
      <text:p text:style-name="Standard"><draw:frame draw:style-name="fr1" draw:name="Image2" text:anchor-type="char" svg:x="-2.007cm" svg:y="-1.956cm" svg:width="27.944cm" svg:height="20.957cm" draw:z-index="1"><draw:image xlink:href="Pictures/1000020100000280000001E00E9D4F6CD37A831C.png" xlink:type="simple" xlink:show="embed" xlink:actuate="onLoad" loext:mime-type="image/png"/></draw:frame><text:soft-page-break/></text:p>
      <text:p text:style-name="Standard"><draw:frame draw:style-name="fr1" draw:name="Image3" text:anchor-type="char" svg:x="-2cm" svg:y="-2cm" svg:width="28.004cm" svg:height="21.001cm" draw:z-index="2"><draw:image xlink:href="Pictures/1000020100000280000001E03F291CBEDA5AEED7.png" xlink:type="simple" xlink:show="embed" xlink:actuate="onLoad" loext:mime-type="image/png"/></draw:frame><text:soft-page-break/></text:p>
      <text:p text:style-name="Standard"><draw:frame draw:style-name="fr1" draw:name="Image4" text:anchor-type="char" svg:x="-2cm" svg:y="-1.979cm" svg:width="27.974cm" svg:height="20.98cm" draw:z-index="3"><draw:image xlink:href="Pictures/1000020100000280000001E0578F7288B562AECD.png" xlink:type="simple" xlink:show="embed" xlink:actuate="onLoad" loext:mime-type="image/png"/></draw:frame><text:soft-page-break/></text:p>
      <text:p text:style-name="Standard"><draw:frame draw:style-name="fr1" draw:name="Image5" text:anchor-type="char" svg:x="-2cm" svg:y="-2cm" svg:width="28.002cm" svg:height="21.001cm" draw:z-index="4"><draw:image xlink:href="Pictures/1000020100000280000001E0497DD3B2F0770DEF.png" xlink:type="simple" xlink:show="embed" xlink:actuate="onLoad" loext:mime-type="image/png"/></draw:frame><text:soft-page-break/></text:p>
      <text:p text:style-name="Standard"><draw:frame draw:style-name="fr1" draw:name="Image6" text:anchor-type="char" svg:x="-2cm" svg:y="-2cm" svg:width="28.004cm" svg:height="21.001cm" draw:z-index="5"><draw:image xlink:href="Pictures/1000020100000280000001E04B0D6729E5D0768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0-12-19T22:16:11.952762926</dc:date>
    <meta:editing-duration>PT3M30S</meta:editing-duration>
    <meta:editing-cycles>3</meta:editing-cycles>
    <meta:document-statistic meta:table-count="0" meta:image-count="6" meta:object-count="0" meta:page-count="6" meta:paragraph-count="0" meta:word-count="0" meta:character-count="0" meta:non-whitespace-character-count="0"/>
  </office:meta>
</office:document-meta>
</file>